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0580000001F82A58410F9B241D3.png" manifest:media-type="image/png"/>
  <manifest:file-entry manifest:full-path="Pictures/100002000000000A0000000AC75CE957A2F6D329.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1CE0000008811AE7AF1F8DD5D88.png" manifest:media-type="image/png"/>
  <manifest:file-entry manifest:full-path="Pictures/100002010000032000000198D033E9FAE7898548.png" manifest:media-type="image/png"/>
  <manifest:file-entry manifest:full-path="Pictures/100002000000000A0000000A6361AF2587162F7F.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style>
    <style:style style:name="gr9" style:family="graphic" style:parent-style-name="預設_5f_1">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1"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font-size="15pt" style:font-size-asian="15pt" style:font-size-complex="15pt"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line-height="100%" fo:text-align="start" style:text-autospace="ideograph-alpha" style:writing-mode="lr-tb"/>
      <style:text-properties fo:hyphenate="false"/>
    </style:style>
    <style:style style:name="P3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4"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5" style:family="paragraph">
      <style:paragraph-properties fo:margin-left="0cm" fo:margin-right="0cm" fo:text-indent="0cm"/>
    </style:style>
    <style:style style:name="P36"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7" style:family="paragraph">
      <style:paragraph-properties fo:margin-left="0cm" fo:margin-right="0cm" fo:margin-top="0.396cm" fo:margin-bottom="0cm" fo:line-height="100%" fo:text-align="start" fo:text-indent="0cm"/>
    </style:style>
    <style:style style:name="P38"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1"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5" style:family="text">
      <style:text-properties fo:color="#666666" style:font-name="PT Sans Narrow" fo:font-size="15pt" style:font-name-asian="PT Sans Narrow" style:font-size-asian="15pt" style:font-size-complex="15pt"/>
    </style:style>
    <style:style style:name="T2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7"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28" style:family="text">
      <style:text-properties fo:color="#ffffff" style:font-name="全字庫正楷體1" fo:font-size="48pt" style:font-name-asian="全字庫正楷體1" style:font-size-asian="48pt" style:font-size-complex="48pt"/>
    </style:style>
    <style:style style:name="T29"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 chr$(10);</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output~charout("0a"x)</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a" with no advancing</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12C);</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Put (ASCII.LF);</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10);</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8" draw:layer="layout" svg:width="11.2cm" svg:height="11.4cm" svg:x="1.2cm" svg:y="6.8cm">
          <text:p text:style-name="P17"><text:span text:style-name="T14">#!/usr/bin/ocaml</text:span></text:p>
          <text:p text:style-name="P17"><text:span text:style-name="T14">(* ocaml mt9x9.ml || chmod +x mt9x9.ml ; ./mt9x9.ml *)</text:span></text:p>
          <text:p text:style-name="P17"><text:span text:style-name="T21"/></text:p>
          <text:p text:style-name="P17"><text:span text:style-name="T22">for i = 1 to 3 do</text:span></text:p>
          <text:p text:style-name="P17"><text:span text:style-name="T22"><text:s text:c="4"/></text:span><text:span text:style-name="T22">for j = 1 to 9 do</text:span></text:p>
          <text:p text:style-name="P17"><text:span text:style-name="T22"><text:s text:c="8"/></text:span><text:span text:style-name="T22">for k = i*3-2 to i*3 do</text:span></text:p>
          <text:p text:style-name="P17"><text:span text:style-name="T24"><text:s text:c="12"/></text:span><text:span text:style-name="T22">Printf.printf "%dx%d=%2d\t" k j (k*j)</text:span></text:p>
          <text:p text:style-name="P17"><text:span text:style-name="T22"><text:s text:c="8"/></text:span><text:span text:style-name="T22">done;</text:span></text:p>
          <text:p text:style-name="P17"><text:span text:style-name="T22"><text:s text:c="8"/></text:span><text:span text:style-name="T22">print_string "\n"</text:span></text:p>
          <text:p text:style-name="P17"><text:span text:style-name="T22"><text:s text:c="4"/></text:span><text:span text:style-name="T22">done;</text:span></text:p>
          <text:p text:style-name="P17"><text:span text:style-name="T22"><text:s text:c="4"/></text:span><text:span text:style-name="T22">print_newline()</text:span></text:p>
          <text:p text:style-name="P17"><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3.9cm" svg:height="1.759cm" svg:x="5cm" svg:y="4.801cm">
          <draw:text-box>
            <text:p><text:span text:style-name="T17">Caml</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type char 10)</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18">#!/usr/bin/rebol -q</text:span></text:p>
          <text:p text:style-name="P17"><text:span text:style-name="T18">;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 crlf</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utchar(10);</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f("\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 "\n"</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ldc2 -run mt9x9.d || ldc2 mt9x9.d ; ./mt9x9</text:span></text:p>
          <text:p text:style-name="P17"><text:span text:style-name="T23"/></text:p>
          <text:p text:style-name="P17"><text:span text:style-name="T15">import std.stdio;</text:span></text:p>
          <text:p text:style-name="P17"><text:span text:style-name="T15">void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writef("%dx%d=%2d\t", k, j, k*j);</text:span></text:p>
          <text:p text:style-name="P17"><text:span text:style-name="T15"><text:s text:c="12"/></text:span><text:span text:style-name="T15">write(char(10));</text:span></text:p>
          <text:p text:style-name="P17"><text:span text:style-name="T15"><text:s text:c="8"/></text:span><text:span text:style-name="T15">}</text:span></text:p>
          <text:p text:style-name="P17"><text:span text:style-name="T15"><text:s text:c="8"/></text:span><text:span text:style-name="T15">write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cm" svg:height="1.759cm" svg:x="18.3cm" svg:y="4.8cm">
          <draw:text-box>
            <text:p><text:span text:style-name="T17">D</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nonewline "\n"</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io.write('\n')</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8cm" svg:y="4.801cm">
          <draw:text-box>
            <text:p><text:span text:style-name="T17">TCL</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printf '\n'</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4">#!/usr/bin/make -sf</text:span></text:p>
          <text:p text:style-name="P30"><text:span text:style-name="T14"># make -sf mt9x9.mk || ( chmod +x mt9x9.mk ; ./mt9x9.mk )</text:span></text:p>
          <text:p text:style-name="P30"><text:span text:style-name="T23"/></text:p>
          <text:p text:style-name="P30"><text:span text:style-name="T15">include gmsl</text:span></text:p>
          <text:p text:style-name="P30"><text:span text:style-name="T15">$(foreach i, 1 4 7, \</text:span></text:p>
          <text:p text:style-name="P30"><text:span text:style-name="T15"><text:s text:c="4"/></text:span><text:span text:style-name="T15">$(foreach j, $(call sequence,1,9), \</text:span></text:p>
          <text:p text:style-name="P30"><text:span text:style-name="T15"><text:s text:c="8"/></text:span><text:span text:style-name="T15">$(eval str=) \</text:span></text:p>
          <text:p text:style-name="P30"><text:span text:style-name="T15"><text:s text:c="8"/></text:span><text:span text:style-name="T15">$(foreach k, $i $(call plus,$i,1) $(call plus,$i,2), \</text:span></text:p>
          <text:p text:style-name="P30"><text:span text:style-name="T15"><text:s text:c="12"/></text:span><text:span text:style-name="T15">$(eval n=$(call multiply,$k,$j)) \</text:span></text:p>
          <text:p text:style-name="P30"><text:span text:style-name="T15"><text:s text:c="12"/></text:span><text:span text:style-name="T15">$(eval str=${str} <text:s/>$kx$j=$(if $(call lt,$n,10), ,)$n) \</text:span></text:p>
          <text:p text:style-name="P30"><text:span text:style-name="T15"><text:s text:c="8"/></text:span><text:span text:style-name="T15">) \</text:span></text:p>
          <text:p text:style-name="P30"><text:span text:style-name="T15"><text:s text:c="8"/></text:span><text:span text:style-name="T15">$(info ${str}) \</text:span></text:p>
          <text:p text:style-name="P30"><text:span text:style-name="T15"><text:s text:c="4"/></text:span><text:span text:style-name="T15">) \</text:span></text:p>
          <text:p text:style-name="P30"><text:span text:style-name="T15"><text:s text:c="4"/></text:span><text:span text:style-name="T15">$(info ) \</text:span></text:p>
          <text:p text:style-name="P30"><text:span text:style-name="T15">)</text:span></text:p>
          <text:p text:style-name="P30"><text:span text:style-name="T15">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cm" svg:y="4.8cm">
          <draw:text-box>
            <text:p><text:span text:style-name="T17">Make</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fmt.Printf("\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5"/></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2"><text:span text:style-name="T14">; 9x9 multiplication table in IDL</text:span></text:p>
          <text:p text:style-name="P32"><text:span text:style-name="T14">; gdl -q -e mt9x9</text:span></text:p>
          <text:p text:style-name="P32"><text:span text:style-name="T23"/></text:p>
          <text:p text:style-name="P32"><text:span text:style-name="T15">pro mt9x9</text:span></text:p>
          <text:p text:style-name="P32"><text:span text:style-name="T15"><text:s text:c="4"/></text:span><text:span text:style-name="T15">for i = 1, 9, 3 do begin</text:span></text:p>
          <text:p text:style-name="P32"><text:span text:style-name="T15"><text:s text:c="8"/></text:span><text:span text:style-name="T15">for j = 1, 9 do begin</text:span></text:p>
          <text:p text:style-name="P32"><text:span text:style-name="T15"><text:s text:c="12"/></text:span><text:span text:style-name="T15">for k = i, i+2 do begin <text:s text:c="10"/></text:span></text:p>
          <text:p text:style-name="P32"><text:span text:style-name="T15"><text:s text:c="16"/></text:span><text:span text:style-name="T15">print, k,"x",j,"=",k*j,string(9b), $</text:span></text:p>
          <text:p text:style-name="P32"><text:span text:style-name="T15"><text:s text:c="20"/></text:span><text:span text:style-name="T15">format='($,I1,A,I1,A,I2,A)'</text:span></text:p>
          <text:p text:style-name="P32"><text:span text:style-name="T15"><text:s text:c="12"/></text:span><text:span text:style-name="T15">endfor</text:span></text:p>
          <text:p text:style-name="P32"><text:span text:style-name="T15"><text:s text:c="12"/></text:span><text:span text:style-name="T15">print, string(10b), format='($,A)'</text:span></text:p>
          <text:p text:style-name="P32"><text:span text:style-name="T15"><text:s text:c="8"/></text:span><text:span text:style-name="T15">endfor</text:span></text:p>
          <text:p text:style-name="P32"><text:span text:style-name="T15"><text:s text:c="8"/></text:span><text:span text:style-name="T15">print</text:span></text:p>
          <text:p text:style-name="P32"><text:span text:style-name="T15"><text:s text:c="4"/></text:span><text:span text:style-name="T15">endfor</text:span></text:p>
          <text:p text:style-name="P32"><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4cm" svg:y="6.8cm">
          <text:p text:style-name="P32"><text:span text:style-name="T14">#!/usr/bin/gst</text:span></text:p>
          <text:p text:style-name="P32"><text:span text:style-name="T14">"9x9 multiplication table in Smalltalk"</text:span></text:p>
          <text:p text:style-name="P32"><text:span text:style-name="T14">"gst mt9x9.st || ( chmod +x mt9x9.st ; ./mt9x9.st )"</text:span></text:p>
          <text:p text:style-name="P32"><text:span text:style-name="T23"/></text:p>
          <text:p text:style-name="P32"><text:span text:style-name="T15">1 to: 9 by: 3 do: [ :i |</text:span></text:p>
          <text:p text:style-name="P32"><text:span text:style-name="T15"><text:s text:c="4"/></text:span><text:span text:style-name="T15">1 to: 9 do: [ :j |</text:span></text:p>
          <text:p text:style-name="P32"><text:span text:style-name="T15"><text:s text:c="8"/></text:span><text:span text:style-name="T15">i to: i+2 do: [ :k |</text:span></text:p>
          <text:p text:style-name="P32"><text:span text:style-name="T15"><text:s text:c="12"/></text:span><text:span text:style-name="T15">Transcript show: k printString, 'x', j printString, '='.</text:span></text:p>
          <text:p text:style-name="P32"><text:span text:style-name="T15"><text:s text:c="12"/></text:span><text:span text:style-name="T15">k*j &lt; 10 ifTrue: [Transcript show: ' '].</text:span></text:p>
          <text:p text:style-name="P32"><text:span text:style-name="T15"><text:s text:c="12"/></text:span><text:span text:style-name="T15">Transcript show: (k*j) printString.</text:span></text:p>
          <text:p text:style-name="P32"><text:span text:style-name="T15"><text:s text:c="12"/></text:span><text:span text:style-name="T15">Character tab display</text:span></text:p>
          <text:p text:style-name="P32"><text:span text:style-name="T15"><text:s text:c="8"/></text:span><text:span text:style-name="T15">].</text:span></text:p>
          <text:p text:style-name="P32"><text:span text:style-name="T15"><text:s text:c="8"/></text:span><text:span text:style-name="T15">Character nl display</text:span></text:p>
          <text:p text:style-name="P32"><text:span text:style-name="T15"><text:s text:c="4"/></text:span><text:span text:style-name="T15">].</text:span></text:p>
          <text:p text:style-name="P32"><text:span text:style-name="T15"><text:s text:c="4"/></text:span><text:span text:style-name="T15">Transcript cr</text:span></text:p>
          <text:p text:style-name="P32"><text:span text:style-name="T15">].</text:span></text:p>
          <text:p text:style-name="P32"><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6cm" svg:height="1.759cm" svg:x="15.9cm" svg:y="4.8cm">
          <draw:text-box>
            <text:p><text:span text:style-name="T17">Smalltalk</text:span></text:p>
          </draw:text-box>
        </draw:frame>
        <draw:frame draw:style-name="gr7" draw:text-style-name="P19" draw:layer="layout" svg:width="3.2cm" svg:height="1.759cm" svg:x="5.8cm" svg:y="4.801cm">
          <draw:text-box>
            <text:p><text:span text:style-name="T17">IDL</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2"><text:span text:style-name="T14">#!/usr/bin/guile -s</text:span></text:p>
          <text:p text:style-name="P32"><text:span text:style-name="T14">!#</text:span></text:p>
          <text:p text:style-name="P32"><text:span text:style-name="T14">; guile mt9x9.scm || ( chmod +x mt9x9.scm ; ./mt9x9.scm )</text:span></text:p>
          <text:p text:style-name="P32"><text:span text:style-name="T23"/></text:p>
          <text:p text:style-name="P32"><text:span text:style-name="T15">(use-modules (ice-9 format))</text:span></text:p>
          <text:p text:style-name="P32"><text:span text:style-name="T15">(for-each</text:span></text:p>
          <text:p text:style-name="P32"><text:span text:style-name="T15"><text:s text:c="4"/></text:span><text:span text:style-name="T15">(lambda (i)</text:span></text:p>
          <text:p text:style-name="P32"><text:span text:style-name="T15"><text:s text:c="8"/></text:span><text:span text:style-name="T15">(for-each</text:span></text:p>
          <text:p text:style-name="P32"><text:span text:style-name="T15"><text:s text:c="12"/></text:span><text:span text:style-name="T15">(lambda (j)</text:span></text:p>
          <text:p text:style-name="P32"><text:span text:style-name="T15"><text:s text:c="16"/></text:span><text:span text:style-name="T15">(for-each</text:span></text:p>
          <text:p text:style-name="P32"><text:span text:style-name="T15"><text:s text:c="20"/></text:span><text:span text:style-name="T15">(lambda (k)</text:span></text:p>
          <text:p text:style-name="P32"><text:span text:style-name="T15"><text:s text:c="25"/></text:span><text:span text:style-name="T15">(format #t "~dx~d=~2d~c" k j (* k j) #\tab))</text:span></text:p>
          <text:p text:style-name="P32"><text:span text:style-name="T15"><text:s text:c="20"/></text:span><text:span text:style-name="T15">(list i (+ i 1) (+ i 2)))</text:span></text:p>
          <text:p text:style-name="P32"><text:span text:style-name="T15"><text:s text:c="16"/></text:span><text:span text:style-name="T15">(display #\newline))</text:span></text:p>
          <text:p text:style-name="P32"><text:span text:style-name="T15"><text:s text:c="12"/></text:span><text:span text:style-name="T15">'(1 2 3 4 5 6 7 8 9))</text:span></text:p>
          <text:p text:style-name="P32"><text:span text:style-name="T15"><text:s text:c="8"/></text:span><text:span text:style-name="T15">(newline))</text:span></text:p>
          <text:p text:style-name="P32"><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gcl -f</text:span></text:p>
          <text:p text:style-name="P17"><text:span text:style-name="T14">; gcl -f mt9x9.lisp || ( chmod +x mt9x9.lisp ; ./mt9x9.lisp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terpri)</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10 emit</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2"><text:span text:style-name="T14">%!PS</text:span></text:p>
          <text:p text:style-name="P32"><text:span text:style-name="T14">% gs -q -dNODISPLAY -dBATCH mt9x9.ps</text:span></text:p>
          <text:p text:style-name="P32"><text:span text:style-name="T23"/></text:p>
          <text:p text:style-name="P32"><text:span text:style-name="T15">1 3 9 {</text:span></text:p>
          <text:p text:style-name="P32"><text:span text:style-name="T15"><text:s text:c="4"/></text:span><text:span text:style-name="T15">/i exch def</text:span></text:p>
          <text:p text:style-name="P32"><text:span text:style-name="T15"><text:s text:c="4"/></text:span><text:span text:style-name="T15">1 1 9 {</text:span></text:p>
          <text:p text:style-name="P32"><text:span text:style-name="T15"><text:s text:c="8"/></text:span><text:span text:style-name="T15">/j exch def</text:span></text:p>
          <text:p text:style-name="P32"><text:span text:style-name="T15"><text:s text:c="8"/></text:span><text:span text:style-name="T15">i 1 i 2 add {</text:span></text:p>
          <text:p text:style-name="P32"><text:span text:style-name="T15"><text:s text:c="12"/></text:span><text:span text:style-name="T15">/k exch def</text:span></text:p>
          <text:p text:style-name="P32"><text:span text:style-name="T15"><text:s text:c="12"/></text:span><text:span text:style-name="T15">k 1 string cvs print (x) print</text:span></text:p>
          <text:p text:style-name="P32"><text:span text:style-name="T15"><text:s text:c="12"/></text:span><text:span text:style-name="T15">j 1 string cvs print (=) print</text:span></text:p>
          <text:p text:style-name="P32"><text:span text:style-name="T15"><text:s text:c="12"/></text:span><text:span text:style-name="T15">k j mul dup 10 lt {</text:span></text:p>
          <text:p text:style-name="P32"><text:span text:style-name="T15"><text:s text:c="16"/></text:span><text:span text:style-name="T15">( ) print</text:span></text:p>
          <text:p text:style-name="P32"><text:span text:style-name="T15"><text:s text:c="12"/></text:span><text:span text:style-name="T15">} if 2 string cvs print (\t) print</text:span></text:p>
          <text:p text:style-name="P32"><text:span text:style-name="T15"><text:s text:c="8"/></text:span><text:span text:style-name="T15">} for (\n) print</text:span></text:p>
          <text:p text:style-name="P32"><text:span text:style-name="T15"><text:s text:c="4"/></text:span><text:span text:style-name="T15">} for () =</text:span></text:p>
          <text:p text:style-name="P32"><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25"/></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154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9" draw:text-style-name="P19" draw:layer="layout" svg:width="1.8cm" svg:height="1.759cm" svg:x="6.3cm" svg:y="4.801cm">
          <draw:text-box>
            <text:p><text:span text:style-name="T17">R</text:span></text:p>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5"/></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2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1"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6">&lt;https://github.com/bluebat/mt9x9&gt;</text:span></text:p>
              </text:list-item>
              <text:list-item>
                <text:p text:style-name="P11"><text:span text:style-name="T11">Rosetta Code</text:span></text:p>
                <text:p text:style-name="P33"><text:span text:style-name="T27">&lt;https://www.rosettacode.org/wiki/Multiplication_tables&gt;</text:span></text:p>
                <text:p text:style-name="P34"><text:span text:style-name="T11"/></text:p>
              </text:list-item>
              <text:list-item>
                <text:p text:style-name="P34"><text:span text:style-name="T11">To-Do target languages</text:span></text:p>
                <text:p text:style-name="P12"><text:span text:style-name="T8">C#, Object-C, CSH, D, Scala, Kotlin, Clojure, Erlang, Algol, Simula, Haskell, Haxe, Oberon, Nim</text:span></text:p>
              </text:list-item>
            </text:list>
          </draw:text-box>
        </draw:frame>
        <presentation:notes draw:style-name="dp2">
          <draw:page-thumbnail draw:style-name="gr4" draw:layer="layout" svg:width="12.696cm" svg:height="9.522cm" svg:x="3.175cm" svg:y="1.904cm" draw:page-number="2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2" draw:style-name="dp1" draw:master-page-name="資訊未來大自由_5f_封底" presentation:presentation-page-layout-name="AL1T0" presentation:use-date-time-name="dtd1">
        <office:forms form:automatic-focus="false" form:apply-design-mode="false"/>
        <draw:frame presentation:style-name="pr7" draw:text-style-name="P36" draw:layer="layout" svg:width="10.508cm" svg:height="3.176cm" svg:x="4.913cm" svg:y="4.525cm" presentation:class="title" presentation:user-transformed="true">
          <draw:text-box>
            <text:p text:style-name="P35"><text:span text:style-name="T28">Thank you!</text:span></text:p>
          </draw:text-box>
        </draw:frame>
        <draw:custom-shape draw:style-name="gr2" draw:text-style-name="P38" draw:layer="layout" svg:width="14.9cm" svg:height="0.896cm" svg:x="10.221cm" svg:y="17.936cm">
          <text:p text:style-name="P37"><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2" presentation:class="page"/>
          <draw:frame presentation:style-name="pr8" draw:text-style-name="P39" draw:layer="layout" svg:width="15.239cm" svg:height="11.43cm" svg:x="1.905cm" svg:y="12.065cm" presentation:class="notes" presentation:user-transformed="true">
            <draw:text-box>
              <text:p text:style-name="P11"><text:span text:style-name="T29">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3</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creation-date>2014-02-17T14:06:43.699510764</meta:creation-date>
    <dc:language>en-US</dc:language>
    <meta:editing-cycles>297</meta:editing-cycles>
    <meta:editing-duration>P1DT10H28M39S</meta:editing-duration>
    <meta:initial-creator>root </meta:initial-creator>
    <dc:date>2019-09-27T09:22:40.209720235</dc:date>
    <meta:document-statistic meta:object-count="225"/>
    <meta:user-defined meta:name="Info 1"/>
    <meta:user-defined meta:name="Info 2"/>
    <meta:user-defined meta:name="Info 3"/>
    <meta:user-defined meta:name="Info 4"/>
  </office:meta>
</office:document-meta>
</file>